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8pt" officeooo:rsid="00039f3f" officeooo:paragraph-rsid="00039f3f" style:font-size-asian="24.5pt" style:font-size-complex="28pt"/>
    </style:style>
    <style:style style:name="P2" style:family="paragraph" style:parent-style-name="Standard">
      <style:text-properties fo:font-size="28pt" style:text-underline-style="solid" style:text-underline-width="auto" style:text-underline-color="font-color" fo:font-weight="bold" officeooo:rsid="00039f3f" officeooo:paragraph-rsid="00039f3f" style:font-size-asian="24.5pt" style:font-weight-asian="bold" style:font-size-complex="28pt" style:font-weight-complex="bold"/>
    </style:style>
    <style:style style:name="P3" style:family="paragraph" style:parent-style-name="Standard">
      <style:text-properties fo:font-size="18pt" fo:font-weight="bold" officeooo:rsid="00039f3f" officeooo:paragraph-rsid="00039f3f" style:font-size-asian="15.75pt" style:font-weight-asian="bold" style:font-size-complex="18pt" style:font-weight-complex="bold"/>
    </style:style>
    <style:style style:name="P4" style:family="paragraph" style:parent-style-name="Standard">
      <style:text-properties fo:font-size="13pt" officeooo:rsid="00039f3f" officeooo:paragraph-rsid="00039f3f" style:font-size-asian="11.3500003814697pt" style:font-size-complex="13pt"/>
    </style:style>
    <style:style style:name="P5" style:family="paragraph" style:parent-style-name="Standard">
      <style:text-properties officeooo:rsid="00039f3f" officeooo:paragraph-rsid="00039f3f"/>
    </style:style>
    <style:style style:name="P6" style:family="paragraph" style:parent-style-name="Standard">
      <style:paragraph-properties style:writing-mode="lr-tb"/>
      <style:text-properties fo:font-size="18pt" fo:font-weight="bold" officeooo:rsid="00072897" officeooo:paragraph-rsid="00072897" style:font-size-asian="18pt" style:font-weight-asian="bold" style:font-size-complex="18pt" style:font-weight-complex="bold"/>
    </style:style>
    <style:style style:name="P7" style:family="paragraph" style:parent-style-name="Standard">
      <style:paragraph-properties style:writing-mode="lr-tb"/>
      <style:text-properties fo:font-size="13pt" fo:font-weight="bold" officeooo:rsid="00072897" officeooo:paragraph-rsid="00072897" style:font-size-asian="11.3500003814697pt" style:font-weight-asian="bold" style:font-size-complex="13pt" style:font-weight-complex="bold"/>
    </style:style>
    <style:style style:name="P8" style:family="paragraph" style:parent-style-name="Standard">
      <style:text-properties fo:font-size="13pt" officeooo:rsid="00039f3f" officeooo:paragraph-rsid="00039f3f" style:font-size-asian="11.3500003814697pt" style:font-size-complex="13pt"/>
    </style:style>
    <style:style style:name="P9" style:family="paragraph" style:parent-style-name="Standard">
      <style:text-properties fo:font-size="13pt" officeooo:rsid="000561cb" officeooo:paragraph-rsid="00039f3f" style:font-size-asian="11.3500003814697pt" style:font-size-complex="13pt"/>
    </style:style>
    <style:style style:name="P10" style:family="paragraph" style:parent-style-name="Standard">
      <style:paragraph-properties style:writing-mode="lr-tb"/>
      <style:text-properties fo:font-size="13pt" officeooo:rsid="000561cb" officeooo:paragraph-rsid="000561cb" style:font-size-asian="11.3500003814697pt" style:font-size-complex="13pt"/>
    </style:style>
    <style:style style:name="P11" style:family="paragraph" style:parent-style-name="Standard">
      <style:paragraph-properties style:writing-mode="lr-tb"/>
      <style:text-properties fo:font-size="13pt" officeooo:rsid="00072897" officeooo:paragraph-rsid="00072897" style:font-size-asian="11.3500003814697pt" style:font-size-complex="13pt"/>
    </style:style>
    <style:style style:name="P12" style:family="paragraph" style:parent-style-name="Standard">
      <style:paragraph-properties style:writing-mode="lr-tb"/>
      <style:text-properties fo:font-size="13pt" fo:font-weight="normal" officeooo:rsid="00087bb3" officeooo:paragraph-rsid="00087bb3" style:font-size-asian="11.3500003814697pt" style:font-weight-asian="normal" style:font-size-complex="13pt" style:font-weight-complex="normal"/>
    </style:style>
    <style:style style:name="P13" style:family="paragraph" style:parent-style-name="Standard">
      <style:paragraph-properties style:writing-mode="lr-tb"/>
      <style:text-properties fo:font-size="13pt" fo:font-style="normal" fo:font-weight="normal" officeooo:rsid="00087bb3" officeooo:paragraph-rsid="00087bb3"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style:writing-mode="lr-tb"/>
      <style:text-properties fo:font-size="13pt" fo:font-style="normal" fo:font-weight="normal" officeooo:rsid="000a7802" officeooo:paragraph-rsid="00087bb3"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style:writing-mode="lr-tb"/>
      <style:text-properties fo:font-size="18pt" fo:font-weight="bold" officeooo:rsid="00072897" officeooo:paragraph-rsid="00072897" style:font-size-asian="18pt" style:font-weight-asian="bold" style:font-size-complex="18pt" style:font-weight-complex="bold"/>
    </style:style>
    <style:style style:name="P16" style:family="paragraph" style:parent-style-name="Standard">
      <style:paragraph-properties style:writing-mode="lr-tb"/>
      <style:text-properties fo:font-size="18pt" fo:font-weight="bold" officeooo:rsid="00087bb3" officeooo:paragraph-rsid="00087bb3" style:font-size-asian="15.75pt" style:font-weight-asian="bold" style:font-size-complex="18pt" style:font-weight-complex="bold"/>
    </style:style>
    <style:style style:name="P17" style:family="paragraph" style:parent-style-name="Standard">
      <style:paragraph-properties style:writing-mode="lr-tb"/>
      <style:text-properties fo:font-size="16pt" fo:font-style="normal" fo:font-weight="normal" officeooo:rsid="00087bb3" officeooo:paragraph-rsid="00087bb3" style:font-size-asian="14pt" style:font-style-asian="normal" style:font-weight-asian="normal" style:font-size-complex="16pt" style:font-style-complex="normal" style:font-weight-complex="normal"/>
    </style:style>
    <style:style style:name="P18" style:family="paragraph" style:parent-style-name="Standard">
      <style:paragraph-properties style:writing-mode="lr-tb"/>
      <style:text-properties fo:font-size="16pt" fo:font-style="normal" fo:font-weight="normal" officeooo:rsid="000a7802" officeooo:paragraph-rsid="000a7802" style:font-size-asian="14pt" style:font-style-asian="normal" style:font-weight-asian="normal" style:font-size-complex="16pt" style:font-style-complex="normal" style:font-weight-complex="normal"/>
    </style:style>
    <style:style style:name="P19" style:family="paragraph" style:parent-style-name="Standard">
      <style:paragraph-properties style:writing-mode="lr-tb"/>
      <style:text-properties fo:font-size="15pt" fo:font-style="normal" fo:font-weight="normal" officeooo:rsid="000a7802" officeooo:paragraph-rsid="000a7802" style:font-size-asian="13.1000003814697pt" style:font-style-asian="normal" style:font-weight-asian="normal" style:font-size-complex="15pt" style:font-style-complex="normal" style:font-weight-complex="normal"/>
    </style:style>
    <style:style style:name="P20" style:family="paragraph">
      <style:paragraph-properties fo:text-align="center"/>
    </style:style>
    <style:style style:name="T1" style:family="text">
      <style:text-properties fo:font-size="13pt" style:font-size-asian="11.3500003814697pt" style:font-size-complex="13pt"/>
    </style:style>
    <style:style style:name="T2" style:family="text">
      <style:text-properties fo:font-size="13pt" fo:font-weight="bold" style:font-size-asian="11.3500003814697pt" style:font-weight-asian="bold" style:font-size-complex="13pt" style:font-weight-complex="bold"/>
    </style:style>
    <style:style style:name="T3" style:family="text">
      <style:text-properties officeooo:rsid="000561cb"/>
    </style:style>
    <style:style style:name="T4" style:family="text">
      <style:text-properties officeooo:rsid="0006d1c6"/>
    </style:style>
    <style:style style:name="T5" style:family="text">
      <style:text-properties officeooo:rsid="0007524c"/>
    </style:style>
    <style:style style:name="T6" style:family="text">
      <style:text-properties officeooo:rsid="00086c65"/>
    </style:style>
    <style:style style:name="T7" style:family="text">
      <style:text-properties fo:font-weight="bold" style:font-weight-asian="bold"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0% <text:span text:style-name="T4">Fitness</text:span> Terms and conditions </text:p>
      <text:p text:style-name="P1"/>
      <text:p text:style-name="P3"><text:span text:style-name="T3">Employee </text:span>Agreement:</text:p>
      <text:p text:style-name="P4"/>
      <text:p text:style-name="P4">1. Credit will be given to all that deserve credit for their ideas and there input to any projects.</text:p>
      <text:p text:style-name="P4"/>
      <text:p text:style-name="P4">2. No one is kept to a strict schedule you can zone in and out of the project at any point during development and release.</text:p>
      <text:p text:style-name="P4"/>
      <text:p text:style-name="P4">3. If you do decide to fully quit you will still be given credit if you would like it, and we will fully support you’re decision.</text:p>
      <text:p text:style-name="P4"/>
      <text:p text:style-name="P4">4. If you steal anyone’s credit or steal anyone else work, enforceable action may be used against you (Suspension from the project, fired, ETC).</text:p>
      <text:p text:style-name="P4"/>
      <text:p text:style-name="P4">5. You are allowed to speak about the project to anyone unless the project is marked as NDA (Non Disclosure Agreement *).</text:p>
      <text:p text:style-name="P4"/>
      <text:p text:style-name="P5"><text:span text:style-name="T1">6. </text:span><text:span text:style-name="T2">All</text:span><text:span text:style-name="T1"> Progress need to be checked by the whole head board first before the changes are approved ** .</text:span></text:p>
      <text:p text:style-name="P9"/>
      <text:p text:style-name="P10"/>
      <text:p text:style-name="P10"><text:span text:style-name="T6">7.</text:span> Money will be spread equally when income starts coming in from are projects there will be equal pay between all members if and when it is possible, investments are allowed but there is no guarantee that you would get you’re money back from any of the projects.</text:p>
      <text:p text:style-name="P10"/>
      <text:p text:style-name="P11"><text:span text:style-name="T6">8.</text:span> Minors between the age of 13-16 are allowed to work but you’re parents and you have to both agree with the conditions and sign it. Minors aged between 16-18 parents have to approve of it first but they do not need to sign it.</text:p>
      <text:p text:style-name="P11"/>
      <text:p text:style-name="P11"><text:span text:style-name="T6">9</text:span>. Allegations against any employees will be investigated if there is cause for concern or any reports against any employe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oft-page-break/>* <text:span text:style-name="T5">Non Disclosure Agreement:</text:span></text:p>
      <text:p text:style-name="P12"/>
      <text:p text:style-name="P12">Anything that is marked as NDA you are <text:span text:style-name="T7">not </text:span>allowed to speak about to anyone except people inside of the organization.</text:p>
      <text:p text:style-name="P12"/>
      <text:p text:style-name="P12"/>
      <text:p text:style-name="P12"/>
      <text:p text:style-name="P12"/>
      <text:p text:style-name="P16">** Head Board:</text:p>
      <text:p text:style-name="P13"/>
      <text:p text:style-name="P13">The head board is there to make sure the organization runs smoothly it will consist of:</text:p>
      <text:p text:style-name="P13">CEO,</text:p>
      <text:p text:style-name="P13">Project Manager,</text:p>
      <text:p text:style-name="P13">Head Programmer,</text:p>
      <text:p text:style-name="P13">Head Marketing,</text:p>
      <text:p text:style-name="P13">Head Financial </text:p>
      <text:p text:style-name="P13"/>
      <text:p text:style-name="P13">You only have to contact the one for the department you are apart of and all will be passed on to the CEO.</text:p>
      <text:p text:style-name="P14"/>
      <text:p text:style-name="P14"/>
      <text:p text:style-name="P14"/>
      <text:p text:style-name="P19">Singing the form below confirms you agree to the terms and conditions that have been stated above.</text:p>
      <text:p text:style-name="P13"/>
      <text:p text:style-name="P13"/>
      <text:p text:style-name="P13"/>
      <text:p text:style-name="P13"/>
      <text:p text:style-name="P13"/>
      <text:p text:style-name="P17"><draw:line text:anchor-type="paragraph" draw:z-index="0" draw:name="Shape1" draw:style-name="gr1" draw:text-style-name="P20" svg:x1="1.5965in" svg:y1="0.2362in" svg:x2="3.9921in" svg:y2="0.2362in"><text:p/></draw:line>Parent Signature: </text:p>
      <text:p text:style-name="P13"/>
      <text:p text:style-name="P18"><draw:line text:anchor-type="paragraph" draw:z-index="1" draw:name="Shape1_0" draw:style-name="gr1" draw:text-style-name="P20" svg:x1="1.8673in" svg:y1="0.2209in" svg:x2="4.263in" svg:y2="0.2209in"><text:p/></draw:line>Employee Signature:</text:p>
      <text:p text:style-name="P18"/>
      <text:p text:style-name="P18"><draw:line text:anchor-type="paragraph" draw:z-index="3" draw:name="Shape1_2" draw:style-name="gr1" draw:text-style-name="P20" svg:x1="1.4717in" svg:y1="0.2209in" svg:x2="3.8673in" svg:y2="0.2209in"><text:p/></draw:line>CEO Signature: </text:p>
      <text:p text:style-name="P18"/>
      <text:p text:style-name="P18">Date:</text:p>
      <text:p text:style-name="P12"><draw:line text:anchor-type="paragraph" draw:z-index="2" draw:name="Shape1_1" draw:style-name="gr1" draw:text-style-name="P20" svg:x1="0.5547in" svg:y1="0.0063in" svg:x2="2.9504in" svg:y2="0.0063in"><text:p/></draw:line></text:p>
      <text:p text:style-name="P12"/>
      <text:p text:style-name="P12"/>
      <text:p text:style-name="P12"/>
      <text:p text:style-name="P12"/>
      <text:p text:style-name="P6"/>
      <text:p text:style-name="P7"/>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1T14:55:27.049441518</meta:creation-date>
    <dc:date>2022-04-01T17:36:31.877287801</dc:date>
    <meta:editing-duration>PT19M9S</meta:editing-duration>
    <meta:editing-cycles>3</meta:editing-cycles>
    <meta:generator>LibreOffice/6.4.7.2$Linux_X86_64 LibreOffice_project/40$Build-2</meta:generator>
    <meta:document-statistic meta:table-count="0" meta:image-count="0" meta:object-count="0" meta:page-count="2" meta:paragraph-count="26" meta:word-count="356" meta:character-count="1957" meta:non-whitespace-character-count="1623"/>
  </office:meta>
</office:document-meta>
</file>